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language="pt" fo:country="PT" officeooo:paragraph-rsid="00152d78"/>
    </style:style>
    <style:style style:name="P2" style:family="paragraph" style:parent-style-name="Standard">
      <style:paragraph-properties fo:text-align="justify" style:justify-single-word="false"/>
      <style:text-properties fo:language="pt" fo:country="PT" officeooo:paragraph-rsid="00152d78"/>
    </style:style>
    <style:style style:name="P3" style:family="paragraph" style:parent-style-name="Standard">
      <style:paragraph-properties fo:text-align="justify" style:justify-single-word="false"/>
      <style:text-properties officeooo:paragraph-rsid="00152d78"/>
    </style:style>
    <style:style style:name="P4" style:family="paragraph" style:parent-style-name="Standard">
      <style:paragraph-properties fo:margin-left="2.946cm" fo:margin-right="0cm" fo:text-align="justify" style:justify-single-word="false" fo:text-indent="0cm" style:auto-text-indent="false"/>
      <style:text-properties fo:font-size="10.5pt" fo:language="pt" fo:country="PT" officeooo:paragraph-rsid="00152d78" style:font-size-asian="10.5pt" style:font-size-complex="10.5pt"/>
    </style:style>
    <style:style style:name="P5" style:family="paragraph" style:parent-style-name="Frame_20_contents">
      <style:paragraph-properties fo:margin-left="0.009cm" fo:margin-right="0.009cm" fo:margin-top="0.199cm" fo:margin-bottom="0.4cm" style:contextual-spacing="false" fo:text-align="justify" style:justify-single-word="false" fo:text-indent="0.079cm" style:auto-text-indent="false">
        <style:tab-stops/>
      </style:paragraph-properties>
      <style:text-properties style:use-window-font-color="true" fo:font-size="13pt" fo:font-style="normal" fo:font-weight="normal" style:font-size-asian="13pt" style:font-style-asian="normal" style:font-weight-asian="normal" style:font-size-complex="13pt" style:font-style-complex="normal" style:font-weight-complex="normal"/>
    </style:style>
    <style:style style:name="P6" style:family="paragraph" style:parent-style-name="Standard">
      <style:paragraph-properties fo:text-align="justify" style:justify-single-word="false"/>
      <style:text-properties fo:font-size="10pt" fo:language="pt" fo:country="PT" fo:font-style="italic" officeooo:paragraph-rsid="00152d78" style:font-size-asian="10pt" style:font-style-asian="italic" style:font-size-complex="10pt" style:font-style-complex="italic"/>
    </style:style>
    <style:style style:name="P7" style:family="paragraph" style:parent-style-name="Standard">
      <style:paragraph-properties fo:text-align="justify" style:justify-single-word="false"/>
      <style:text-properties officeooo:paragraph-rsid="00152d78"/>
    </style:style>
    <style:style style:name="P8" style:family="paragraph" style:parent-style-name="Standard">
      <style:paragraph-properties fo:text-align="justify" style:justify-single-word="false"/>
      <style:text-properties fo:language="pt" fo:country="PT" officeooo:paragraph-rsid="00152d78"/>
    </style:style>
    <style:style style:name="P9" style:family="paragraph" style:parent-style-name="Standard">
      <style:paragraph-properties fo:text-align="justify" style:justify-single-word="false"/>
      <style:text-properties fo:language="pt" fo:country="PT" fo:font-weight="bold" officeooo:paragraph-rsid="00152d78" style:font-weight-asian="bold" style:font-weight-complex="bold"/>
    </style:style>
    <style:style style:name="P10" style:family="paragraph" style:parent-style-name="Standard">
      <style:paragraph-properties fo:text-align="justify" style:justify-single-word="false"/>
      <style:text-properties fo:language="pt" fo:country="PT" fo:font-weight="bold" officeooo:paragraph-rsid="00153454" style:font-weight-asian="bold" style:font-weight-complex="bold"/>
    </style:style>
    <style:style style:name="P11" style:family="paragraph" style:parent-style-name="Standard">
      <style:paragraph-properties fo:text-align="justify" style:justify-single-word="false"/>
      <style:text-properties fo:color="#000000" fo:language="pt" fo:country="PT" officeooo:paragraph-rsid="00152d78"/>
    </style:style>
    <style:style style:name="P12" style:family="paragraph" style:parent-style-name="Standard">
      <style:paragraph-properties fo:text-align="justify" style:justify-single-word="false"/>
      <style:text-properties fo:color="#000000" fo:language="pt" fo:country="PT" fo:font-weight="bold" officeooo:paragraph-rsid="00153454" style:font-weight-asian="bold" style:font-weight-complex="bold"/>
    </style:style>
    <style:style style:name="P13" style:family="paragraph" style:parent-style-name="Standard">
      <style:paragraph-properties fo:margin-left="2.946cm" fo:margin-right="0cm" fo:text-align="justify" style:justify-single-word="false" fo:text-indent="0cm" style:auto-text-indent="false"/>
      <style:text-properties fo:font-size="10pt" fo:language="pt" fo:country="PT" fo:font-style="italic" officeooo:paragraph-rsid="00152d78" style:font-size-asian="10pt" style:font-style-asian="italic" style:font-size-complex="10pt" style:font-style-complex="italic"/>
    </style:style>
    <style:style style:name="T1" style:family="text">
      <style:text-properties style:font-name="Times New Roman" style:font-name-asian="Times New Roman" style:font-name-complex="Times New Roman"/>
    </style:style>
    <style:style style:name="T2" style:family="text">
      <style:text-properties fo:language="pt" fo:country="PT"/>
    </style:style>
    <style:style style:name="T3" style:family="text">
      <style:text-properties fo:color="#000000" fo:language="pt" fo:country="PT"/>
    </style:style>
    <style:style style:name="T4" style:family="text">
      <style:text-properties fo:font-variant="normal" fo:text-transform="none" fo:color="#000000" style:text-position="0% 100%" fo:language="pt" fo:country="PT" fo:font-style="normal" style:text-underline-style="none" fo:font-weight="normal"/>
    </style:style>
    <style:style style:name="T5" style:family="text">
      <style:text-properties officeooo:rsid="00153454"/>
    </style:style>
    <style:style style:name="T6" style:family="text">
      <style:text-properties fo:font-weight="bold" style:font-weight-asian="bold"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e6e6e6" style:background-transparency="0%" fo:padding="0cm" fo:border="none" style:shadow="none" draw:shadow-opacity="10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s procedimentos, as rotinas de trabalho podem diferir, mas os conceitos e os problemas a que se enfrenta um editor/a mantêm-se. </text:p>
      <text:p text:style-name="P2"/>
      <text:p text:style-name="P2">A informática incrementa de maneira drástica a facilidade e a eficiência com que leitores/as e editores/as manipulam a informação, além de permitir o armazenamento de múltiplos documentos, facilitando a acessibilidade a diversas variantes do texto editado.</text:p>
      <text:p text:style-name="P2"/>
      <text:p text:style-name="P2">As possibilidades de poder incluir muita informação incitou a que muitos projetos académicos tomassem a forma de arquivos com a vontade de oferecer imagens e transcrições de todas as fontes primárias, incluindo em muitos casos edições anteriores, por exemplo. Porém, a intervenção do editor/a segue a ser precisa para contextualizar toda esta informação, hierarquizá-la e, geralmente, apresentar uma série de emendas aos textos.</text:p>
      <text:p text:style-name="P2"/>
      <text:p text:style-name="P2"/>
      <text:p text:style-name="P6">Johanna Drucker faz a seguinte pergunta (Drucker, 2012: 86 / Gold, 2012: 86, Debates in the Digital Humanities): </text:p>
      <text:p text:style-name="P13">So can we engage in the design of digital environments that embody specific theoretical principles drawn from humanities, not merely work within platforms and protocols created by disciplines whose methodological premises ar often at odds with<text:span text:style-name="T1">―even hostile to―humanistic values and thought?</text:span> </text:p>
      <text:p text:style-name="P6"/>
      <text:p text:style-name="P6">(Drucker, 2012: 86): I suggest that it is essential if we are to assert the cultural authority of the humanities in a world whose fundemental medium is digital that we demonstrate that the methods and theory of the humanities have a critical purchase on the design of platforms that embody humanistic values. </text:p>
      <text:p text:style-name="P2"/>
      <text:p text:style-name="P2"/>
      <text:p text:style-name="P2"/>
      <text:p text:style-name="P2">Uma das vantagens que apresentam as edições digitais sobre <text:span text:style-name="T5">as impressas</text:span> é a flexibilidade que permite ao leitor/a à hora de escolher que informação quer ver no ecrã. Porém, como afirma Tanselle (2006: 5): </text:p>
      <text:p text:style-name="P4">(…) to engage in radial reading effectively, they (the readers) need the editor's assistance in the form of comments on the textual history of the work, organized records of variants in the relevant documentary texts, and the like.</text:p>
      <text:p text:style-name="P2"/>
      <text:p text:style-name="P2">As ediçoes digitais usam standars internacionais, permitindo, por exemplo, a sua inclusao em coleçoes mais grandes, aproveitando essa potencialidade que permite o trabalho eletrónico. </text:p>
      <text:p text:style-name="P2"/>
      <text:p text:style-name="P2"><draw:frame draw:style-name="fr1" draw:name="Moldura1" text:anchor-type="paragraph" svg:x="-0.138cm" svg:y="0.432cm" svg:width="14.956cm" draw:z-index="0"><draw:text-box fo:min-height="0.972cm"><text:p text:style-name="P5">Marcado XML/TEI</text:p></draw:text-box></draw:frame></text:p>
      <text:p text:style-name="P2"/>
      <text:p text:style-name="P2"/>
      <text:p text:style-name="P2"><text:bookmark-start text:name="__DdeLink__576_608249146"/></text:p>
      <text:p text:style-name="P3"><text:span text:style-name="T2">Uma linguagem de marcação é um método de representação digital através do qual podemos criar modelos altamente complexos de artefactos textuais. O marcado constitui uma estrutura informativa que formaliza, etiqueta e supera/ melhora a fonte material: faz explícita a natureza e a função de cada trecho de informação, e graças a essa explicitidade faz possível que processadores não humanos (como os computadores) possam “compreender” e utilizar o resto do objeto digital de maneiras que aproveitem o seu autoconhecimento sobre a sua própria estrutura e conteúdo </text:span><text:reference-mark-start text:name="ZOTERO_ITEM CSL_CITATION {&quot;citationID&quot;:&quot;Y27ZE1Qq&quot;,&quot;properties&quot;:{&quot;formattedCitation&quot;:&quot;(Flanders 2011, 68)&quot;,&quot;plainCitation&quot;:&quot;(Flanders 2011, 68)&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68&quot;,&quot;label&quot;:&quot;page&quot;}],&quot;schema&quot;:&quot;https://github.com/citation-style-language/schema/raw/master/csl-citation.json&quot;} RNDTjT8Eex38k"/><text:span text:style-name="T2">(Flanders 2011, 68)</text:span><text:reference-mark-end text:name="ZOTERO_ITEM CSL_CITATION {&quot;citationID&quot;:&quot;Y27ZE1Qq&quot;,&quot;properties&quot;:{&quot;formattedCitation&quot;:&quot;(Flanders 2011, 68)&quot;,&quot;plainCitation&quot;:&quot;(Flanders 2011, 68)&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68&quot;,&quot;label&quot;:&quot;page&quot;}],&quot;schema&quot;:&quot;https://github.com/citation-style-language/schema/raw/master/csl-citation.json&quot;} RNDTjT8Eex38k"/><text:span text:style-name="T2">. </text:span></text:p>
      <text:p text:style-name="P2"><text:bookmark-end text:name="__DdeLink__576_608249146"/></text:p>
      <text:p text:style-name="P2"/>
      <text:p text:style-name="P2">Para que um texto possa ser processado com a ajuda de máquinas, este deve estar codificado (encoded) duma forma que seja legível para a máquina. De maneira genérica, denominamos estes métodos de transcriçao “text encoding schemes”; estes esquemas devem proporcionar mecanismos para a representaçao dos caracteres do texto e a sua estrutura lógica e física. Informaçao auxiliar conseguida graças à análise, o estudo, ou interpretaçao também pode incluir-se.</text:p>
      <text:p text:style-name="P2"><text:soft-page-break/>Text encoding tem um lugar especial dentro das humanidades digitais.</text:p>
      <text:p text:style-name="P2"/>
      <text:p text:style-name="P2"/>
      <text:p text:style-name="P3"><text:span text:style-name="T2">Marcado: informaçom formalmente distintiva do sequência de caracteres da transcriçao digital dum texto, que serve para identificar traços/fazetas lógicos ou físicos ou para controlar o processamento posterior </text:span><text:reference-mark-start text:name="ZOTERO_ITEM CSL_CITATION {&quot;citationID&quot;:&quot;PKEQ8rwZ&quot;,&quot;properties&quot;:{&quot;formattedCitation&quot;:&quot;(Renear 2004, 219)&quot;,&quot;plainCitation&quot;:&quot;(Renear 2004, 219)&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19&quot;,&quot;label&quot;:&quot;page&quot;}],&quot;schema&quot;:&quot;https://github.com/citation-style-language/schema/raw/master/csl-citation.json&quot;} RND0VLmwz5zuo"/>(Renear 2004, 219).<text:reference-mark-end text:name="ZOTERO_ITEM CSL_CITATION {&quot;citationID&quot;:&quot;PKEQ8rwZ&quot;,&quot;properties&quot;:{&quot;formattedCitation&quot;:&quot;(Renear 2004, 219)&quot;,&quot;plainCitation&quot;:&quot;(Renear 2004, 219)&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19&quot;,&quot;label&quot;:&quot;page&quot;}],&quot;schema&quot;:&quot;https://github.com/citation-style-language/schema/raw/master/csl-citation.json&quot;} RND0VLmwz5zuo"/></text:p>
      <text:p text:style-name="P3"/>
      <text:p text:style-name="P3"/>
      <text:p text:style-name="P9"/>
      <text:p text:style-name="P1"/>
      <text:p text:style-name="P1"><text:span text:style-name="T6">A Text Encoding Initiative (TEI)</text:span> é um consorcio internacional dedicado a manter as diretrizes conhecidas como TEI Guidelines, o standard recomendado para a marcaçao de textos. TEI cresceu ante a necessidade de criar um standard internacional para a marcaçao textual que resultou numa conferência em Vassar College, Poughkeepsie, em novembro de 1987. Os participantes que representavam arquivos, comunidades científicas, projetos de investigaçao, instituiçoes académicas examinaram nesta conferência os diferentes métodos de codificaçao textual existentes, discutir a viabilidade dum standard internacional para este tipo de codificaçao e fazer recomendaçoes para a sua estrutura, conteúdo, objetivos, drafting (Cummings 2007, 451). A dia de hoje, o protocolo TEI é utilizado em numerosos projetos <text:s/>de marcaçao, especialmente no ámbito das Artes e Humanidades. Ademais, como TEI existiu antes da World Wide Web a suas recomendaçoes também influíram no desenvolvimento de numerosos standards web, nomeadamente XML e outros standards relacionados com este. </text:p>
      <text:p text:style-name="P1">As diretrizes de TEI, oficialmente intituladas Guidelines for Electronic Text Encoding and Interchange, sao um conjunto de propostas de métodos sugeridos para a marcaçao de textos. Sao continuamente revisadas, e nos usamos a quinta versao, P%, ….. </text:p>
      <text:p text:style-name="P1"/>
      <text:p text:style-name="P1">A motivaçao original de TEI era a de desenvolver um guia que permitisse que os projetos pudessem intercambiar dados textuais (e teorias sobre esses dados) e promover o desenvolvimento de ferramentas comuns. Desenvolver uma linguagem para o conjunto da cultura humana escrita, ao conjunto das perspectivas disciplinares sobre esses objetos de estudo, e ao conjunto das teorias é uma tarefa árdua.</text:p>
      <text:p text:style-name="P1"/>
      <text:p text:style-name="P1">A comunidade TEI soube tomar importantes decisoes que fazem que este protocolo tenha, no mínimo, a oportunidade de triunfar. Por exemplo, não de determinou com detalhe “recognition criteria” para o marcado de TEI, é tarefa de quem codifica estabelecer que critérios são suficientes para os seus objetivos, etc.</text:p>
      <text:p text:style-name="P3"><text:span text:style-name="T3">TEI, com alguma exceçao, não especifica o que deve ser identificado ou codificado. O que TEI oferece é uma linguagem a usar quando o codificador reconhece um objeto e o quer identificar. “One might say that TEI is an agreement about how to express disagreement” </text:span><text:reference-mark-start text:name="ZOTERO_ITEM CSL_CITATION {&quot;citationID&quot;:&quot;cRz8XL7H&quot;,&quot;properties&quot;:{&quot;formattedCitation&quot;:&quot;(Renear 2004, 235)&quot;,&quot;plainCitation&quot;:&quot;(Renear 2004, 235)&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35&quot;,&quot;label&quot;:&quot;page&quot;}],&quot;schema&quot;:&quot;https://github.com/citation-style-language/schema/raw/master/csl-citation.json&quot;} RNDFaG6bu8vpD"/>(Renear 2004, 235)<text:reference-mark-end text:name="ZOTERO_ITEM CSL_CITATION {&quot;citationID&quot;:&quot;cRz8XL7H&quot;,&quot;properties&quot;:{&quot;formattedCitation&quot;:&quot;(Renear 2004, 235)&quot;,&quot;plainCitation&quot;:&quot;(Renear 2004, 235)&quot;},&quot;citationItems&quot;:[{&quot;id&quot;:82,&quot;uris&quot;:[&quot;http://zotero.org/users/1919318/items/WFXFCJS2&quot;],&quot;uri&quot;:[&quot;http://zotero.org/users/1919318/items/WFXFCJS2&quot;],&quot;itemData&quot;:{&quot;id&quot;:82,&quot;type&quot;:&quot;chapter&quot;,&quot;title&quot;:&quot;Text Encoding&quot;,&quot;container-title&quot;:&quot;A companion to digital humanities&quot;,&quot;publisher&quot;:&quot;Blackwell Pub.&quot;,&quot;publisher-place&quot;:&quot;Malden, Mass.&quot;,&quot;page&quot;:&quot;218-239&quot;,&quot;source&quot;:&quot;Open WorldCat&quot;,&quot;event-place&quot;:&quot;Malden, Mass.&quot;,&quot;abstract&quot;:&quot;\&quot;A Companion to Digital Humanities provides a complete yet concise overview of this emerging discipline. The volume contains 37 original articles written by leaders in the field, addressing the central concerns of all those interested in the subject. The articles are grouped into topical sections focusing on: the experience of particular disciplines in applying computational methods to humanities research problems; the basic principles of humanities computing across applications and disciplines; specific applications and methods; and production, dissemination, and archiving. The Companion is accompanied by a website that will evolve with its readership, featuring useful supplementary materials, standard readings that are publicly available, essays to be included in future editions, and other materials - visit www.ach.org/companion.\&quot;--BOOK JACKET.&quot;,&quot;ISBN&quot;:&quot;1405103213  9781405103213  9781405168069  1405168064&quot;,&quot;language&quot;:&quot;English&quot;,&quot;editor&quot;:[{&quot;family&quot;:&quot;Schreibman&quot;,&quot;given&quot;:&quot;Susan&quot;},{&quot;family&quot;:&quot;Siemens&quot;,&quot;given&quot;:&quot;Raymond George&quot;},{&quot;family&quot;:&quot;Unsworth&quot;,&quot;given&quot;:&quot;John&quot;}],&quot;author&quot;:[{&quot;family&quot;:&quot;Renear&quot;,&quot;given&quot;:&quot;Allen H.&quot;}],&quot;issued&quot;:{&quot;date-parts&quot;:[[&quot;2004&quot;]]}},&quot;locator&quot;:&quot;235&quot;,&quot;label&quot;:&quot;page&quot;}],&quot;schema&quot;:&quot;https://github.com/citation-style-language/schema/raw/master/csl-citation.json&quot;} RNDFaG6bu8vpD"/></text:p>
      <text:p text:style-name="P3">And that (negotiating about data representation) (…) is exactly what TEI properly provides: not a perfect language for collaboration, but a—let us call it functional—mechanism for negotiating about language: in fact, a mechanism for negotiating dissent. <text:reference-mark-start text:name="ZOTERO_ITEM CSL_CITATION {&quot;citationID&quot;:&quot;hE2wzZCj&quot;,&quot;properties&quot;:{&quot;formattedCitation&quot;:&quot;(Flanders 2011, 75)&quot;,&quot;plainCitation&quot;:&quot;(Flanders 2011, 75)&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75&quot;,&quot;label&quot;:&quot;page&quot;}],&quot;schema&quot;:&quot;https://github.com/citation-style-language/schema/raw/master/csl-citation.json&quot;} RNDAvSGoURIFq"/>(Flanders 2011, 75)<text:reference-mark-end text:name="ZOTERO_ITEM CSL_CITATION {&quot;citationID&quot;:&quot;hE2wzZCj&quot;,&quot;properties&quot;:{&quot;formattedCitation&quot;:&quot;(Flanders 2011, 75)&quot;,&quot;plainCitation&quot;:&quot;(Flanders 2011, 75)&quot;},&quot;citationItems&quot;:[{&quot;id&quot;:100,&quot;uris&quot;:[&quot;http://zotero.org/users/1919318/items/9GFDBUAH&quot;],&quot;uri&quot;:[&quot;http://zotero.org/users/1919318/items/9GFDBUAH&quot;],&quot;itemData&quot;:{&quot;id&quot;:100,&quot;type&quot;:&quot;chapter&quot;,&quot;title&quot;:&quot;Collaboration and Dissent: Challenges of Collaborative Standards for Digital Humanities&quot;,&quot;container-title&quot;:&quot;Collaborative research in the digital humanities&quot;,&quot;publisher&quot;:&quot;Ashgate Pub.&quot;,&quot;publisher-place&quot;:&quot;Farnham, Surrey, England; Burlington, VT&quot;,&quot;page&quot;:&quot;67-80&quot;,&quot;source&quot;:&quot;Open WorldCat&quot;,&quot;event-place&quot;:&quot;Farnham, Surrey, England; Burlington, VT&quot;,&quot;abstract&quot;:&quot;Collaboration within digital humanities is both a pertinent and a pressing topic as the traditional mode of the humanist, working alone in his or her study, is supplemented by explicitly co-operative, interdependent and collaborative research. This is particularly true where computational methods are employed in large-scale digital humanities projects. This book, which celebrates the contributions of Harold Short to this field, presents fourteen essays by leading authors in the digital humanities. It addresses several issues of collaboration, from the multiple perspectives of institutions, pro&quot;,&quot;URL&quot;:&quot;http://search.ebscohost.com/login.aspx?direct=true&amp;scope=site&amp;db=nlebk&amp;db=nlabk&amp;AN=442443&quot;,&quot;ISBN&quot;:&quot;9781409410690  1409410692&quot;,&quot;language&quot;:&quot;English&quot;,&quot;editor&quot;:[{&quot;family&quot;:&quot;Deegan&quot;,&quot;given&quot;:&quot;Marilyn&quot;},{&quot;family&quot;:&quot;McCarty&quot;,&quot;given&quot;:&quot;Willard&quot;}],&quot;author&quot;:[{&quot;family&quot;:&quot;Flanders&quot;,&quot;given&quot;:&quot;Julia&quot;}],&quot;issued&quot;:{&quot;date-parts&quot;:[[&quot;2011&quot;]]},&quot;accessed&quot;:{&quot;date-parts&quot;:[[&quot;2014&quot;,5,23]]}},&quot;locator&quot;:&quot;75&quot;,&quot;label&quot;:&quot;page&quot;}],&quot;schema&quot;:&quot;https://github.com/citation-style-language/schema/raw/master/csl-citation.json&quot;} RNDAvSGoURIFq"/></text:p>
      <text:p text:style-name="P3"/>
      <text:p text:style-name="P1">O TEI não só triunfou na ingente tarefa de converter-se numa linguagem de intercambio, senom de oferecer uma língua para a descriçao de dados que melhora a nossa habilidade para descrever trazos (feature) textuais, não só a nossa habilidade para intercambiar descriçoes baseadas numa prática atual. </text:p>
      <text:p text:style-name="P1"/>
      <text:p text:style-name="P1"/>
      <text:p text:style-name="P1"/>
      <text:p text:style-name="P1"/>
      <text:p text:style-name="P1"/>
      <text:p text:style-name="P1"><text:soft-page-break/>A combinaçao de textos em XML e as folhas de estilo em XSLT também permite que projetos deste tipo poidam oferecer múltiplas versoes dum único documento marcado. </text:p>
      <text:p text:style-name="P1">Preservaçao e ediçao contínua.</text:p>
      <text:p text:style-name="P1"/>
      <text:p text:style-name="P1"/>
      <text:p text:style-name="P1"/>
      <text:p text:style-name="P10">Marcado descritivo</text:p>
      <text:p text:style-name="P10">vantagens: output device support is enhanced, </text:p>
      <text:p text:style-name="P10">A portabilidade e a interoperabilidade maximizam-se.</text:p>
      <text:p text:style-name="P10">Extraçao da informaçao: permite que os documentos sejam tratados como uma base de dados de conteúdo “fielded” ao que se pode aceder sistematicamente. </text:p>
      <text:p text:style-name="P12">Permite procedimentos de análise informática (análises de conteúdos, estatístic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0:14:38.810093747</meta:creation-date>
    <dc:date>2015-04-13T11:19:53.191318573</dc:date>
    <meta:editing-duration>P0D</meta:editing-duration>
    <meta:editing-cycles>2</meta:editing-cycles>
    <meta:generator>LibreOffice/4.2.7.2$Linux_X86_64 LibreOffice_project/420m0$Build-2</meta:generator>
    <meta:print-date>2015-04-13T11:19:41.786053825</meta:print-date>
    <meta:document-statistic meta:table-count="0" meta:image-count="0" meta:object-count="0" meta:page-count="3" meta:paragraph-count="28" meta:word-count="1031" meta:character-count="6901" meta:non-whitespace-character-count="5886"/>
  </office:meta>
</office:document-meta>
</file>